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28in"/>
    </style:style>
    <style:style style:name="co3" style:family="table-column">
      <style:table-column-properties fo:break-before="auto" style:column-width="1.757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2311in"/>
    </style:style>
    <style:style style:name="co6" style:family="table-column">
      <style:table-column-properties fo:break-before="auto" style:column-width="1.1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1"/>
          <table:table-cell table:style-name="ce4" office:value-type="string">
            <text:p>Freeseer</text:p>
          </table:table-cell>
          <table:table-cell table:style-name="ce4" office:value-type="string">
            <text:p>ePresence</text:p>
          </table:table-cell>
          <table:table-cell table:style-name="ce4" office:value-type="string">
            <text:p>BigBlueButton</text:p>
          </table:table-cell>
          <table:table-cell table:style-name="ce4" office:value-type="string">
            <text:p>Dimdim</text:p>
          </table:table-cell>
          <table:table-cell table:number-columns-repeated="2"/>
        </table:table-row>
        <table:table-row table:style-name="ro1">
          <table:table-cell office:value-type="string">
            <text:p>Desktop sharing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nux client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nux desktop sharing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Offline recording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Recordin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o*</text:p>
          </table:table-cell>
          <table:table-cell table:style-name="ce6"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Talk picklist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VGA capture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Firewire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RCA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S-video captur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Whiteboard</text:p>
          </table:table-cell>
          <table:table-cell table:number-columns-repeated="2" office:value-type="string">
            <text:p>Exter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Free codec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Hosting options</text:p>
          </table:table-cell>
          <table:table-cell office:value-type="string">
            <text:p>Open</text:p>
          </table:table-cell>
          <table:table-cell office:value-type="string">
            <text:p>Locked in</text:p>
          </table:table-cell>
          <table:table-cell table:number-columns-repeated="2" office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>
            <text:p>Internationalizatio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Live cha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lling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ve streaming</text:p>
          </table:table-cell>
          <table:table-cell office:value-type="string">
            <text:p>Yes*</text:p>
          </table:table-cell>
          <table:table-cell table:number-columns-repeated="3"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MacOS client</text:p>
          </table:table-cell>
          <table:table-cell office:value-type="string">
            <text:p>No*</text:p>
          </table:table-cell>
          <table:table-cell table:number-columns-repeated="3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VoIP support</text:p>
          </table:table-cell>
          <table:table-cell office:value-type="string">
            <text:p>No*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Windows client</text:p>
          </table:table-cell>
          <table:table-cell office:value-type="string">
            <text:p>No*</text:p>
          </table:table-cell>
          <table:table-cell table:number-columns-repeated="3"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License</text:p>
          </table:table-cell>
          <table:table-cell office:value-type="string">
            <text:p>GPLv3</text:p>
          </table:table-cell>
          <table:table-cell office:value-type="string">
            <text:p>Proprietary</text:p>
          </table:table-cell>
          <table:table-cell office:value-type="string">
            <text:p>LGPL + others</text:p>
          </table:table-cell>
          <table:table-cell office:value-type="string">
            <text:p>APL/MPL</text:p>
          </table:table-cell>
          <table:table-cell table:number-columns-repeated="2"/>
        </table:table-row>
        <table:table-row table:style-name="ro1">
          <table:table-cell office:value-type="string">
            <text:p>Lines of Code</text:p>
          </table:table-cell>
          <table:table-cell table:style-name="ce7" office:value-type="float" office:value="6846">
            <text:p>6,846</text:p>
          </table:table-cell>
          <table:table-cell table:style-name="ce7" office:value-type="string">
            <text:p>Unknown</text:p>
          </table:table-cell>
          <table:table-cell table:style-name="ce7" office:value-type="float" office:value="147314">
            <text:p>147,314</text:p>
          </table:table-cell>
          <table:table-cell table:style-name="ce7" office:value-type="float" office:value="698721">
            <text:p>698,721</text:p>
          </table:table-cell>
          <table:table-cell table:number-columns-repeated="2"/>
        </table:table-row>
        <table:table-row table:style-name="ro1">
          <table:table-cell office:value-type="string">
            <text:p>Implementation</text:p>
          </table:table-cell>
          <table:table-cell table:style-name="ce7" office:value-type="string">
            <text:p>Python</text:p>
          </table:table-cell>
          <table:table-cell table:style-name="ce7" office:value-type="string">
            <text:p>Adobe Air</text:p>
          </table:table-cell>
          <table:table-cell table:style-name="ce7" office:value-type="string">
            <text:p>Java/Javascript</text:p>
          </table:table-cell>
          <table:table-cell table:style-name="ce7"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Contributors</text:p>
          </table:table-cell>
          <table:table-cell office:value-type="float" office:value="12">
            <text:p>12</text:p>
          </table:table-cell>
          <table:table-cell office:value-type="string">
            <text:p>3?</text:p>
          </table:table-cell>
          <table:table-cell office:value-type="float" office:value="16">
            <text:p>16</text:p>
          </table:table-cell>
          <table:table-cell office:value-type="string">
            <text:p>Unknown</text:p>
          </table:table-cell>
          <table:table-cell table:number-columns-repeated="2"/>
        </table:table-row>
        <table:table-row table:style-name="ro1">
          <table:table-cell office:value-type="string">
            <text:p>Funding</text:p>
          </table:table-cell>
          <table:table-cell office:value-type="string">
            <text:p>Community</text:p>
          </table:table-cell>
          <table:table-cell office:value-type="string">
            <text:p>Private (ex-Govt)</text:p>
          </table:table-cell>
          <table:table-cell office:value-type="string">
            <text:p>Government</text:p>
          </table:table-cell>
          <table:table-cell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 table:number-columns-repeated="4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* - denotes items under development</text:p>
          </table:table-cell>
          <table:covered-table-cell table:style-name="ce8"/>
          <table:table-cell table:style-name="ce8" table:number-columns-repeated="3"/>
          <table:table-cell table:number-columns-repeated="2"/>
        </table:table-row>
        <table:table-row table:style-name="ro1" table:number-rows-repeated="5"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style-name="ce9" table:number-columns-repeated="4"/>
        </table:table-row>
        <table:table-row table:style-name="ro1">
          <table:table-cell table:style-name="Default" table:number-columns-repeated="3"/>
          <table:table-cell table:style-name="ce9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E2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10:0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Ross</meta:initial-creator>
    <meta:creation-date>2010-04-02T10:06:59</meta:creation-date>
    <dc:date>2011-04-01T10:04:13</dc:date>
    <dc:creator>Andrew Ross </dc:creator>
    <meta:editing-duration>PT00H38M16S</meta:editing-duration>
    <meta:editing-cycles>23</meta:editing-cycles>
    <meta:generator>OpenOffice.org/3.2$Unix OpenOffice.org_project/320m12$Build-9483</meta:generator>
    <meta:document-statistic meta:table-count="3" meta:cell-count="130" meta:object-count="0"/>
  </office:meta>
</office:document-meta>
</file>